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EB70000819B00003A653728BE2E112D5303.svg" manifest:media-type="image/svg+xml"/>
  <manifest:file-entry manifest:full-path="Pictures/10000201000001B9000001213E8B7A91CF864300.png" manifest:media-type="image/png"/>
  <manifest:file-entry manifest:full-path="Pictures/100002010000041E000001DBA002318E9994B0B7.png" manifest:media-type="image/png"/>
  <manifest:file-entry manifest:full-path="Pictures/10000000000007D00000060ADFD01664D17F7F3C.jpg" manifest:media-type="image/jpeg"/>
  <manifest:file-entry manifest:full-path="Pictures/10000000000000080000000804B398AF1D13287F.png" manifest:media-type="image/png"/>
  <manifest:file-entry manifest:full-path="Pictures/100002010000041E000001DBBD3DD6AA1C9FC508.png" manifest:media-type="image/png"/>
  <manifest:file-entry manifest:full-path="Pictures/10001A070000819B00003A65B4E95F85BABC18C4.svg" manifest:media-type="image/svg+xml"/>
  <manifest:file-entry manifest:full-path="Pictures/1000020100000162000000943D264FD9C4862A65.png" manifest:media-type="image/png"/>
  <manifest:file-entry manifest:full-path="Pictures/10000000000008A80000067E0718B814CD2AB836.jpg" manifest:media-type="image/jpe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, 'Arial Unicode MS'" style:font-charset="x-symbol"/>
    <style:font-face style:name="OpenSymbol3" svg:font-family="OpenSymbol, 'Arial Unicode MS'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6" svg:font-family="'Liberation Sans'" style:font-adornments="Regular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erif" svg:font-family="'Liberation Serif'" style:font-pitch="variable"/>
    <style:font-face style:name="OpenSymbol" svg:font-family="OpenSymbol, 'Arial Unicode MS'" style:font-pitch="variable"/>
    <style:font-face style:name="Liberation Mono3" svg:font-family="'Liberation Mono'" style:font-family-generic="modern" style:font-pitch="variable"/>
    <style:font-face style:name="Liberation Mono" svg:font-family="'Liberation Mono', 'Courier New'" style:font-family-generic="modern" style:font-pitch="variable"/>
    <style:font-face style:name="Liberation Sans5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0e6ff" draw:textarea-horizontal-align="justify" draw:textarea-vertical-align="middle" draw:auto-grow-height="false" fo:min-height="2.502cm" fo:min-width="4.263cm"/>
    </style:style>
    <style:style style:name="gr4" style:family="graphic" style:parent-style-name="standard">
      <style:graphic-properties svg:stroke-color="#000000" draw:fill-color="#f0e6ff" draw:textarea-horizontal-align="justify" draw:textarea-vertical-align="middle" draw:auto-grow-height="false" fo:min-height="1.18cm" fo:min-width="10.476cm"/>
    </style:style>
    <style:style style:name="gr5" style:family="graphic" style:parent-style-name="standard">
      <style:graphic-properties svg:stroke-color="#000000" draw:fill-color="#f0e6ff" draw:textarea-horizontal-align="justify" draw:textarea-vertical-align="middle" draw:auto-grow-height="false" fo:min-height="1.186cm" fo:min-width="8.6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2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5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882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87cm" fo:min-width="1.988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5.258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482cm" fo:min-width="4.1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95cm"/>
      <style:paragraph-properties style:writing-mode="lr-tb"/>
    </style:style>
    <style:style style:name="gr15" style:family="graphic" style:parent-style-name="standard">
      <style:graphic-properties svg:stroke-color="#000000" draw:fill-color="#ffe1ff" draw:textarea-horizontal-align="justify" draw:textarea-vertical-align="middle" draw:auto-grow-height="false" fo:min-height="3.791cm" fo:min-width="3.541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17cm" fo:min-width="4.168cm"/>
    </style:style>
    <style:style style:name="gr17" style:family="graphic" style:parent-style-name="standard">
      <style:graphic-properties svg:stroke-color="#000000" draw:fill-color="#ffffcc" draw:textarea-horizontal-align="justify" draw:textarea-vertical-align="middle" draw:auto-grow-height="false" fo:min-height="0.527cm" fo:min-width="0.752cm" fo:wrap-option="no-wrap"/>
      <style:paragraph-properties style:writing-mode="lr-tb"/>
    </style:style>
    <style:style style:name="gr18" style:family="graphic" style:parent-style-name="standard">
      <style:graphic-properties svg:stroke-color="#000000" draw:fill-color="#ffffcc" draw:textarea-horizontal-align="justify" draw:textarea-vertical-align="middle" draw:auto-grow-height="false" fo:min-height="0.527cm" fo:min-width="1.824cm" fo:wrap-option="no-wrap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_5f_-title">
      <style:graphic-properties draw:auto-grow-height="true" fo:min-height="1.741cm"/>
      <style:paragraph-properties style:writing-mode="lr-tb"/>
    </style:style>
    <style:style style:name="pr4" style:family="presentation" style:parent-style-name="master_5f_-outline1">
      <style:graphic-properties fo:min-height="1.857cm"/>
      <style:paragraph-properties style:writing-mode="lr-tb"/>
    </style:style>
    <style:style style:name="pr5" style:family="presentation" style:parent-style-name="master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_5f_-title">
      <style:graphic-properties draw:auto-grow-height="true" fo:min-height="1.737cm"/>
      <style:paragraph-properties style:writing-mode="lr-tb"/>
    </style:style>
    <style:style style:name="pr7" style:family="presentation" style:parent-style-name="master_5f_-notes">
      <style:graphic-properties draw:fill-color="#ffffff" draw:auto-grow-height="true" fo:min-height="16.941cm"/>
      <style:paragraph-properties style:writing-mode="lr-tb"/>
    </style:style>
    <style:style style:name="pr8" style:family="presentation" style:parent-style-name="template21-title">
      <style:graphic-properties draw:auto-grow-height="true" fo:min-height="1.803cm"/>
      <style:paragraph-properties style:writing-mode="lr-tb"/>
    </style:style>
    <style:style style:name="pr9" style:family="presentation" style:parent-style-name="template21-outline1">
      <style:graphic-properties fo:min-height="14.15cm"/>
      <style:paragraph-properties style:writing-mode="lr-tb"/>
    </style:style>
    <style:style style:name="pr10" style:family="presentation" style:parent-style-name="template21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master_5f_-title">
      <style:graphic-properties draw:auto-grow-height="true" fo:min-height="1.803cm"/>
      <style:paragraph-properties style:writing-mode="lr-tb"/>
    </style:style>
    <style:style style:name="pr12" style:family="presentation" style:parent-style-name="master_5f_-notes">
      <style:graphic-properties draw:fill-color="#ffffff" draw:auto-grow-height="true" fo:min-height="14.744cm"/>
      <style:paragraph-properties style:writing-mode="lr-tb"/>
    </style:style>
    <style:style style:name="pr13" style:family="presentation" style:parent-style-name="master_5f_-notes">
      <style:graphic-properties draw:fill-color="#ffffff" draw:auto-grow-height="true" fo:min-height="13.966cm"/>
      <style:paragraph-properties style:writing-mode="lr-tb"/>
    </style:style>
    <style:style style:name="pr14" style:family="presentation" style:parent-style-name="master_5f_-notes">
      <style:graphic-properties draw:fill-color="#ffffff" draw:auto-grow-height="true" fo:min-height="14.676cm"/>
      <style:paragraph-properties style:writing-mode="lr-tb"/>
    </style:style>
    <style:style style:name="pr15" style:family="presentation" style:parent-style-name="master_5f_-notes">
      <style:graphic-properties draw:fill-color="#ffffff" draw:auto-grow-height="true" fo:min-height="14.521cm"/>
      <style:paragraph-properties style:writing-mode="lr-tb"/>
    </style:style>
    <style:style style:name="pr16" style:family="presentation" style:parent-style-name="master_5f_-title">
      <style:graphic-properties fo:min-height="1.741cm"/>
      <style:paragraph-properties style:writing-mode="lr-tb"/>
    </style:style>
    <style:style style:name="pr17" style:family="presentation" style:parent-style-name="master_5f_-outline1">
      <style:graphic-properties fo:min-height="14.15cm"/>
      <style:paragraph-properties style:writing-mode="lr-tb"/>
    </style:style>
    <style:style style:name="pr18" style:family="presentation" style:parent-style-name="master_5f_-notes">
      <style:graphic-properties draw:fill-color="#ffffff" fo:min-height="13.364cm"/>
      <style:paragraph-properties style:writing-mode="lr-tb"/>
    </style:style>
    <style:style style:name="pr19" style:family="presentation" style:parent-style-name="master_5f_-notes">
      <style:graphic-properties draw:fill-color="#ffffff" draw:auto-grow-height="true" fo:min-height="16.186cm"/>
      <style:paragraph-properties style:writing-mode="lr-tb"/>
    </style:style>
    <style:style style:name="pr20" style:family="presentation" style:parent-style-name="master_5f_-notes">
      <style:graphic-properties draw:fill-color="#ffffff" draw:auto-grow-height="true" fo:min-height="15.831cm"/>
      <style:paragraph-properties style:writing-mode="lr-tb"/>
    </style:style>
    <style:style style:name="pr21" style:family="presentation" style:parent-style-name="master_5f_-notes">
      <style:graphic-properties draw:fill-color="#ffffff" draw:auto-grow-height="true" fo:min-height="13.921cm"/>
      <style:paragraph-properties style:writing-mode="lr-tb"/>
    </style:style>
    <style:style style:name="pr22" style:family="presentation" style:parent-style-name="master_5f_-notes">
      <style:graphic-properties draw:fill-color="#ffffff" draw:auto-grow-height="true" fo:min-height="15.103cm"/>
      <style:paragraph-properties style:writing-mode="lr-tb"/>
    </style:style>
    <style:style style:name="pr23" style:family="presentation" style:parent-style-name="master_5f_-outline1" style:list-style-name="L4">
      <style:graphic-properties fo:min-height="14.15cm"/>
      <style:paragraph-properties style:writing-mode="lr-tb"/>
    </style:style>
    <style:style style:name="pr24" style:family="presentation" style:parent-style-name="master_5f_-notes">
      <style:graphic-properties draw:fill-color="#ffffff" fo:min-height="13.43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style:font-name="Liberation Sans4"/>
    </style:style>
    <style:style style:name="P3" style:family="paragraph">
      <style:paragraph-properties fo:text-align="center" style:writing-mode="lr-tb"/>
      <style:text-properties fo:color="#ffffff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paragraph-properties style:writing-mode="lr-tb"/>
      <style:text-properties fo:color="#000000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f0e6f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6" style:family="paragraph">
      <style:paragraph-properties fo:text-align="center" style:writing-mode="lr-tb"/>
      <style:text-properties fo:font-size="20pt" style:font-size-asian="20pt" style:font-size-complex="20pt"/>
    </style:style>
    <style:style style:name="P17" style:family="paragraph">
      <loext:graphic-properties draw:fill-color="#ffe1ff"/>
      <style:paragraph-properties fo:text-align="center" style:writing-mode="lr-tb"/>
      <style:text-properties fo:font-size="20pt" style:font-size-asian="20pt" style:font-size-complex="20pt"/>
    </style:style>
    <style:style style:name="P18" style:family="paragraph">
      <style:paragraph-properties fo:margin-left="0cm" fo:margin-right="0cm" fo:margin-top="0cm" fo:margin-bottom="0.2cm" fo:text-indent="-0.6cm" style:writing-mode="lr-tb"/>
    </style:style>
    <style:style style:name="P19" style:family="paragraph">
      <style:paragraph-properties fo:margin-left="0cm" fo:margin-right="0cm" fo:margin-top="0cm" fo:margin-bottom="0.2cm" fo:text-indent="-0.6cm"/>
    </style:style>
    <style:style style:name="P20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fo:font-size="14pt" style:font-size-asian="14pt" style:font-size-complex="14pt"/>
    </style:style>
    <style:style style:name="P21" style:family="paragraph">
      <style:paragraph-properties fo:margin-top="0cm" fo:margin-bottom="0.4cm"/>
    </style:style>
    <style:style style:name="P22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23" style:family="paragraph">
      <style:paragraph-properties fo:margin-top="0cm" fo:margin-bottom="0.4cm">
        <style:tab-stops>
          <style:tab-stop style:position="8.008cm"/>
          <style:tab-stop style:position="16.087cm"/>
        </style:tab-stops>
      </style:paragraph-properties>
    </style:style>
    <style:style style:name="P24" style:family="paragraph">
      <style:paragraph-properties fo:margin-top="0cm" fo:margin-bottom="0.2cm">
        <style:tab-stops>
          <style:tab-stop style:position="8.008cm"/>
          <style:tab-stop style:position="16.087cm"/>
        </style:tab-stops>
      </style:paragraph-properties>
    </style:style>
    <style:style style:name="P25" style:family="paragraph">
      <style:paragraph-properties fo:margin-top="0cm" fo:margin-bottom="0.5cm">
        <style:tab-stops>
          <style:tab-stop style:position="8.008cm"/>
          <style:tab-stop style:position="16.087cm"/>
        </style:tab-stops>
      </style:paragraph-properties>
    </style:style>
    <style:style style:name="P26" style:family="paragraph">
      <style:paragraph-properties fo:margin-left="0cm" fo:margin-right="0cm" fo:margin-top="0cm" fo:margin-bottom="0.4cm" fo:text-indent="0cm">
        <style:tab-stops>
          <style:tab-stop style:position="8.008cm"/>
          <style:tab-stop style:position="16.087cm"/>
        </style:tab-stops>
      </style:paragraph-properties>
    </style:style>
    <style:style style:name="P27" style:family="paragraph">
      <style:paragraph-properties fo:margin-top="0cm" fo:margin-bottom="0.2cm">
        <style:tab-stops>
          <style:tab-stop style:position="8.514cm"/>
          <style:tab-stop style:position="16.087cm"/>
        </style:tab-stops>
      </style:paragraph-properties>
    </style:style>
    <style:style style:name="P28" style:family="paragraph">
      <style:paragraph-properties>
        <style:tab-stops>
          <style:tab-stop style:position="8.514cm"/>
          <style:tab-stop style:position="16.087cm"/>
        </style:tab-stops>
      </style:paragraph-properties>
    </style:style>
    <style:style style:name="P29" style:family="paragraph">
      <style:paragraph-properties>
        <style:tab-stops>
          <style:tab-stop style:position="8.008cm"/>
          <style:tab-stop style:position="16.087cm"/>
        </style:tab-stops>
      </style:paragraph-properties>
    </style:style>
    <style:style style:name="P30" style:family="paragraph">
      <style:paragraph-properties fo:text-align="center" style:writing-mode="lr-tb"/>
      <style:text-properties fo:font-size="14pt" style:font-size-asian="14pt" style:font-size-complex="14pt"/>
    </style:style>
    <style:style style:name="P31" style:family="paragraph">
      <loext:graphic-properties draw:fill-color="#ffffcc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style:paragraph-properties fo:margin-top="0cm" fo:margin-bottom="0.2cm"/>
    </style:style>
    <style:style style:name="P33" style:family="paragraph">
      <style:paragraph-properties fo:margin-top="0cm" fo:margin-bottom="0.5cm"/>
    </style:style>
    <style:style style:name="P34" style:family="paragraph">
      <style:paragraph-properties fo:margin-top="0cm" fo:margin-bottom="0.2cm">
        <style:tab-stops>
          <style:tab-stop style:position="6.497cm"/>
          <style:tab-stop style:position="7.009cm"/>
          <style:tab-stop style:position="16.087cm"/>
        </style:tab-stops>
      </style:paragraph-properties>
    </style:style>
    <style:style style:name="P35" style:family="paragraph">
      <style:paragraph-properties fo:margin-top="0cm" fo:margin-bottom="0.5cm">
        <style:tab-stops>
          <style:tab-stop style:position="6.497cm"/>
          <style:tab-stop style:position="7.009cm"/>
          <style:tab-stop style:position="16.087cm"/>
        </style:tab-stops>
      </style:paragraph-properties>
    </style:style>
    <style:style style:name="P36" style:family="paragraph">
      <style:paragraph-properties fo:margin-top="0cm" fo:margin-bottom="0.4cm">
        <style:tab-stops>
          <style:tab-stop style:position="8.514cm"/>
          <style:tab-stop style:position="16.087cm"/>
        </style:tab-stops>
      </style:paragraph-properties>
    </style:style>
    <style:style style:name="P37" style:family="paragraph">
      <loext:graphic-properties draw:fill="none"/>
      <style:paragraph-properties fo:text-align="start" style:writing-mode="lr-tb"/>
      <style:text-properties style:font-name="Liberation Mono4" fo:font-size="18pt"/>
    </style:style>
    <style:style style:name="P38" style:family="paragraph">
      <style:paragraph-properties fo:margin-left="0cm" fo:margin-right="0cm" fo:margin-top="0cm" fo:margin-bottom="0.2cm" fo:text-indent="0cm">
        <style:tab-stops>
          <style:tab-stop style:position="8.008cm"/>
          <style:tab-stop style:position="16.087cm"/>
        </style:tab-stops>
      </style:paragraph-properties>
    </style:style>
    <style:style style:name="P39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800000" fo:font-size="14pt" style:font-size-asian="14pt" style:font-size-complex="14pt"/>
    </style:style>
    <style:style style:name="P40" style:family="paragraph">
      <style:paragraph-properties fo:margin-left="0cm" fo:margin-right="0cm" fo:margin-top="0cm" fo:margin-bottom="0.2cm" fo:text-indent="0cm"/>
    </style:style>
    <style:style style:name="P41" style:family="paragraph">
      <style:paragraph-properties fo:margin-top="0cm" fo:margin-bottom="0.2cm">
        <style:tab-stops>
          <style:tab-stop style:position="10.985cm"/>
        </style:tab-stops>
      </style:paragraph-properties>
    </style:style>
    <style:style style:name="P42" style:family="paragraph">
      <style:paragraph-properties fo:margin-top="0cm" fo:margin-bottom="0.5cm">
        <style:tab-stops>
          <style:tab-stop style:position="10.985cm"/>
        </style:tab-stops>
      </style:paragraph-properties>
    </style:style>
    <style:style style:name="P43" style:family="paragraph">
      <style:paragraph-properties>
        <style:tab-stops>
          <style:tab-stop style:position="10.985cm"/>
        </style:tab-stops>
      </style:paragraph-properties>
    </style:style>
    <style:style style:name="P44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 style:font-size-asian="14pt" style:font-size-complex="14pt"/>
    </style:style>
    <style:style style:name="P45" style:family="paragraph">
      <style:paragraph-properties style:writing-mode="lr-tb"/>
      <style:text-properties fo:color="#000000"/>
    </style:style>
    <style:style style:name="P46" style:family="paragraph">
      <loext:graphic-properties draw:fill-color="#ffffff"/>
      <style:paragraph-properties style:writing-mode="lr-tb"/>
      <style:text-properties fo:font-size="28.1000003814697pt"/>
    </style:style>
    <style:style style:name="P47" style:family="paragraph">
      <style:paragraph-properties fo:margin-top="0cm" fo:margin-bottom="0.3cm"/>
    </style:style>
    <style:style style:name="P48" style:family="paragraph">
      <style:paragraph-properties fo:margin-top="0cm" fo:margin-bottom="0.2cm" style:writing-mode="lr-tb"/>
      <style:text-properties fo:color="#000000" fo:font-size="24pt" style:font-size-asian="24pt" style:font-size-complex="24pt"/>
    </style:style>
    <style:style style:name="P49" style:family="paragraph">
      <loext:graphic-properties draw:fill-color="#ffffff"/>
      <style:paragraph-properties fo:margin-left="0.6cm" fo:margin-right="0cm" fo:text-indent="-0.6cm" style:writing-mode="lr-tb"/>
      <style:text-properties fo:color="#000000" style:font-name="Liberation Sans4" fo:font-size="14pt" style:font-size-asian="14pt" style:font-size-complex="14pt"/>
    </style:style>
    <style:style style:name="T1" style:family="text">
      <style:text-properties fo:color="#ffffff" style:font-name="Liberation Sans4" fo:font-size="32pt" fo:language="ru" fo:country="RU" style:font-size-asian="32pt" style:font-size-complex="32pt"/>
    </style:style>
    <style:style style:name="T2" style:family="text">
      <style:text-properties fo:color="#ffffff" style:font-name="Liberation Sans4" fo:language="ru" fo:country="RU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7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000000" fo:font-size="14pt" fo:language="ru" fo:country="RU" style:font-size-asian="14pt" style:font-size-complex="14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/>
    </style:style>
    <style:style style:name="T18" style:family="text">
      <style:text-properties fo:color="#000000" fo:font-size="28pt" fo:language="ru" fo:country="RU" style:font-size-asian="28pt" style:font-size-complex="28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erif1" fo:font-size="22pt" fo:language="ru" fo:country="RU" fo:font-style="italic" fo:text-shadow="none" style:text-underline-style="none" fo:font-weight="normal" style:letter-kerning="true" style:font-name-asian="Droid Sans Fallback" style:font-size-asian="22pt" style:font-style-asian="italic" style:font-weight-asian="normal" style:font-name-complex="FreeSan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erif1" fo:font-size="22pt" fo:language="ru" fo:country="RU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fo:font-size="14pt" fo:language="ru" fo:country="RU" fo:font-style="italic" style:font-size-asian="14pt" style:font-style-asian="italic" style:font-size-complex="14pt" style:font-style-complex="italic"/>
    </style:style>
    <style:style style:name="T22" style:family="text">
      <style:text-properties fo:color="#000000" fo:font-size="14pt" fo:language="ru" fo:country="RU" fo:font-style="normal" style:font-size-asian="14pt" style:font-style-asian="normal" style:font-size-complex="14pt" style:font-style-complex="normal"/>
    </style:style>
    <style:style style:name="T23" style:family="text">
      <style:text-properties fo:color="#000000" fo:font-size="22pt" fo:language="ru" fo:country="RU" fo:font-style="italic" style:font-size-asian="22pt" style:font-style-asian="italic" style:font-size-complex="22pt" style:font-style-complex="italic"/>
    </style:style>
    <style:style style:name="T24" style:family="text">
      <style:text-properties fo:color="#000000" fo:font-size="22pt" fo:language="ru" fo:country="RU" style:font-size-asian="22pt" style:font-size-complex="22pt"/>
    </style:style>
    <style:style style:name="T25" style:family="text">
      <style:text-properties fo:color="#000000" fo:font-size="22pt" fo:language="ru" fo:country="RU" fo:font-style="normal" style:font-size-asian="22pt" style:font-style-asian="normal" style:font-size-complex="22pt" style:font-style-complex="normal"/>
    </style:style>
    <style:style style:name="T26" style:family="text">
      <style:text-properties fo:color="#000000" fo:font-size="22pt" fo:language="ru" fo:country="RU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style:font-name="Liberation Sans6" fo:font-size="18pt" style:font-name-asian="Liberation Sans6" style:font-size-asian="18pt" style:font-name-complex="Liberation Sans6" style:font-size-complex="18pt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" style:font-size-asian="14pt" style:font-weight-asian="normal" style:font-name-complex="FreeSans1" style:font-size-complex="14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fo:font-size="14pt" fo:language="ru" fo:country="RU" style:text-underline-style="solid" style:text-underline-width="auto" style:text-underline-color="font-color" style:font-size-asian="14pt" style:font-size-complex="14pt"/>
    </style:style>
    <style:style style:name="T31" style:family="text">
      <style:text-properties fo:color="#000000" fo:font-size="28pt" fo:language="ru" fo:country="RU" fo:font-style="normal" style:font-size-asian="28pt" style:font-style-asian="normal" style:font-size-complex="28pt" style:font-style-complex="normal"/>
    </style:style>
    <style:style style:name="T32" style:family="text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34" style:family="text">
      <style:text-properties fo:color="#000000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style:font-name="Liberation Sans6" fo:font-size="14pt" style:font-name-asian="Liberation Sans6" style:font-size-asian="14pt" style:font-name-complex="Liberation Sans6" style:font-size-complex="14pt"/>
    </style:style>
    <style:style style:name="T3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37" style:family="text"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" style:font-size-asian="14pt" style:font-weight-asian="normal" style:font-name-complex="FreeSans1" style:font-size-complex="14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Liberation Mono4" fo:font-size="18pt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Liberation Sans" fo:font-size="14pt" fo:language="ru" fo:country="RU" fo:font-style="normal" fo:text-shadow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Liberation Sans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fo:font-size="14pt" fo:language="ru" fo:country="RU" style:text-underline-style="none" style:font-size-asian="14pt" style:font-size-complex="14pt"/>
    </style:style>
    <style:style style:name="T46" style:family="text">
      <style:text-properties fo:color="#000000" fo:language="ru" fo:country="RU"/>
    </style:style>
    <style:style style:name="T47" style:family="text">
      <style:text-properties fo:font-variant="normal" fo:text-transform="none" fo:color="#000000" style:text-outline="false" style:text-line-through-style="none" style:text-line-through-type="none" fo:font-size="26pt" fo:language="ru" fo:country="RU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fo:font-size="10pt" fo:language="ru" fo:country="RU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Liberation Mono3" fo:font-size="20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Liberation Serif1" fo:font-size="26pt" fo:language="ru" fo:country="RU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00" style:font-name="Liberation Sans4" fo:font-size="14pt" fo:language="ru" fo:country="RU" style:letter-kerning="true" style:font-name-asian="Droid Sans Fallback" style:font-size-asian="14pt" style:font-name-complex="FreeSans1" style:font-size-complex="14pt"/>
    </style:style>
    <style:style style:name="T52" style:family="text">
      <style:text-properties fo:color="#000000" style:font-name="Liberation Mono3" fo:font-size="12pt" fo:language="ru" fo:country="RU" style:letter-kerning="true" style:font-name-asian="Droid Sans Fallback" style:font-size-asian="12pt" style:font-name-complex="Free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Оптимизация запросов</text:span><text:span text:style-name="T2"><text:line-break/></text:span><text:span text:style-name="T2">Подходы к настройке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 Postgres Professional, 2019–2024</text:span></text:p>
              <text:p text:style-name="P5"><text:span text:style-name="T5">Авторы: Егор Рогов, Павел Лузанов, Павел Толмачев, Илья Баштанов</text:span></text:p>
              <text:p text:style-name="P5"><text:span text:style-name="T6">Фото: Олег Бартунов (монастырь Пху и пик Бхрикути, Непал)</text:span></text:p>
              <text:p text:style-name="P5"><text:span text:style-name="T5"/></text:p>
              <text:p text:style-name="P5"><text:span text:style-name="T7">Использование материалов курса</text:span></text:p>
              <text:p text:style-name="P5"><text:span text:style-name="T5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5"/></text:p>
              <text:p text:style-name="P5"><text:span text:style-name="T7">Обратная</text:span><text:span text:style-name="T8"> </text:span><text:span text:style-name="T7">связь</text:span></text:p>
              <text:p text:style-name="P6"><text:span text:style-name="T5">Отзывы, замечания и предложения направляйте по адресу: </text:span><text:span text:style-name="T5"><text:a xlink:href="mailto:edu@postgrespro.ru" xlink:type="simple">edu@postgrespro.ru</text:a></text:span></text:p>
              <text:p text:style-name="P5"><text:span text:style-name="T5"/></text:p>
              <text:p text:style-name="P5"><text:span text:style-name="T7">Отказ от ответственности</text:span></text:p>
              <text:p text:style-name="P5"><text:span text:style-name="T5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p text:style-name="P9"><text:span text:style-name="T10">Что настраивать?</text:span></text:p>
            <text:p text:style-name="P9"><text:span text:style-name="T10">Настройка сервера</text:span></text:p>
            <text:p text:style-name="P9"><text:span text:style-name="T10">Настройка приложения</text:span></text:p>
            <text:p text:style-name="P9"><text:span text:style-name="T10">Запрос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_5f_" presentation:presentation-page-layout-name="AL1T1">
        <office:forms form:automatic-focus="false" form:apply-design-mode="false"/>
        <draw:frame presentation:style-name="pr6" draw:text-style-name="P8" draw:layer="layout" svg:width="21.025cm" svg:height="1.737cm" svg:x="1.2cm" svg:y="0.737cm" presentation:class="title" presentation:user-transformed="true">
          <draw:text-box>
            <text:p><text:span text:style-name="T9">Что настраивать?</text:span></text:p>
          </draw:text-box>
        </draw:frame>
        <draw:custom-shape draw:style-name="gr3" draw:text-style-name="P12" draw:layer="layout" svg:width="9.525cm" svg:height="8.255cm" svg:x="11.165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2" draw:layer="layout" svg:width="14.6cm" svg:height="1.9cm" svg:x="8.62cm" svg:y="15.9cm">
          <text:p/>
          <draw:enhanced-geometry svg:viewBox="0 0 21600 21600" draw:mirror-vertical="true" draw:glue-points="?f6 10800 10800 21600 ?f5 10800 10800 0" draw:text-areas="?f3 ?f3 ?f4 ?f4" draw:type="trapezoid" draw:modifiers="1609.5335935894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2" draw:layer="layout" svg:width="12.09cm" svg:height="1.9cm" svg:x="9.87cm" svg:y="13.7cm">
          <text:p/>
          <draw:enhanced-geometry svg:viewBox="0 0 21600 21600" draw:mirror-vertical="true" draw:glue-points="?f6 10800 10800 21600 ?f5 10800 10800 0" draw:text-areas="?f3 ?f3 ?f4 ?f4" draw:type="trapezoid" draw:modifiers="1959.73864858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13" draw:layer="layout" svg:width="10.732cm" svg:height="1.038cm" svg:x="10.54cm" svg:y="16.345cm">
          <draw:text-box>
            <text:p><text:span text:style-name="T11">железо или виртуальная среда</text:span></text:p>
          </draw:text-box>
        </draw:frame>
        <draw:frame draw:style-name="gr7" draw:text-style-name="P13" draw:layer="layout" svg:width="8.097cm" svg:height="1.038cm" svg:x="11.85cm" svg:y="14.145cm">
          <draw:text-box>
            <text:p><text:span text:style-name="T11">операционная система</text:span></text:p>
          </draw:text-box>
        </draw:frame>
        <draw:frame draw:style-name="gr8" draw:text-style-name="P13" draw:layer="layout" svg:width="2.382cm" svg:height="1.038cm" draw:transform="rotate (1.03445664765704) translate (12.871cm 7.725cm)">
          <draw:text-box>
            <text:p><text:span text:style-name="T11">СУБД</text:span></text:p>
          </draw:text-box>
        </draw:frame>
        <draw:custom-shape draw:style-name="gr9" draw:text-style-name="P14" draw:layer="layout" svg:width="4.974cm" svg:height="4.31cm" svg:x="13.45cm" svg:y="6.1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4" draw:layer="layout" svg:width="7.624cm" svg:height="0.992cm" svg:x="12.121cm" svg:y="11.808cm">
          <text:p/>
          <draw:enhanced-geometry svg:viewBox="0 0 21600 21600" draw:mirror-vertical="true" draw:glue-points="?f6 10800 10800 21600 ?f5 10800 10800 0" draw:text-areas="?f3 ?f3 ?f4 ?f4" draw:type="trapezoid" draw:modifiers="1609.5335935894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14" draw:layer="layout" svg:width="6.313cm" svg:height="0.992cm" svg:x="12.774cm" svg:y="10.659cm">
          <text:p/>
          <draw:enhanced-geometry svg:viewBox="0 0 21600 21600" draw:mirror-vertical="true" draw:glue-points="?f6 10800 10800 21600 ?f5 10800 10800 0" draw:text-areas="?f3 ?f3 ?f4 ?f4" draw:type="trapezoid" draw:modifiers="1959.73864858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2" draw:text-style-name="P15" draw:layer="layout" svg:width="2.483cm" svg:height="0.878cm" svg:x="14.621cm" svg:y="11.845cm">
          <draw:text-box>
            <text:p><text:span text:style-name="T12">данные</text:span></text:p>
          </draw:text-box>
        </draw:frame>
        <draw:frame draw:style-name="gr13" draw:text-style-name="P15" draw:layer="layout" svg:width="4.023cm" svg:height="0.878cm" svg:x="13.852cm" svg:y="10.745cm">
          <draw:text-box>
            <text:p><text:span text:style-name="T12">планировщик</text:span></text:p>
          </draw:text-box>
        </draw:frame>
        <draw:frame draw:style-name="gr14" draw:text-style-name="P15" draw:layer="layout" svg:width="2.695cm" svg:height="0.878cm" svg:x="14.515cm" svg:y="8.745cm">
          <draw:text-box>
            <text:p><text:span text:style-name="T12">запросы</text:span></text:p>
          </draw:text-box>
        </draw:frame>
        <draw:custom-shape draw:style-name="gr15" draw:text-style-name="P17" draw:layer="layout" svg:width="5.715cm" svg:height="5.715cm" svg:x="1.475cm" svg:y="6.385cm">
          <text:p text:style-name="P16"><text:span text:style-name="T11">приложени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5.45cm" svg:height="0.835cm" svg:x="7.62cm" svg:y="8.79cm">
          <text:p/>
          <draw:enhanced-geometry svg:viewBox="0 0 21600 21600" draw:text-areas="?f5 ?f1 ?f6 ?f3" draw:type="left-right-arrow" draw:modifiers="2654.92570170611 4469.8564593301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0" draw:layer="layout" svg:width="16.799cm" svg:height="16.941cm" svg:x="2.1cm" svg:y="14.11cm" presentation:class="notes" presentation:user-transformed="true">
            <draw:text-box>
              <text:p text:style-name="P18"><text:span text:style-name="T13">Производительность работы информационной системы обеспечивается на разных уровнях.</text:span></text:p>
              <text:p text:style-name="P18"><text:span text:style-name="T14">Мы совсем не рассматриваем два важных уровня: оборудование (которое может быть виртуализировано, и тогда к картине добавляется еще один слой) и операционную систему. В частности, работа СУБД</text:span><text:span text:style-name="T14"><text:line-break/></text:span><text:span text:style-name="T14">с данными происходит через файловую систему, а эффективность</text:span><text:span text:style-name="T14"><text:line-break/></text:span><text:span text:style-name="T14">и надежность операций ввода-вывода зависит от дисковой подсистемы. Поэтому прежде всего нужно обеспечить необходимые ресурсы</text:span><text:span text:style-name="T14"><text:line-break/></text:span><text:span text:style-name="T14">и настроить ОС для их максимального использования.</text:span></text:p>
              <text:p text:style-name="P18"><text:span text:style-name="T14">Сервер баз данных </text:span><text:span text:style-name="T15">настраивается так, чтобы служебные задачи не занимали больше ресурсов, чем необходимо, и чтобы </text:span><text:span text:style-name="T13">большинство запросов работали приемлемо. На этом уровне мы можем не только настраивать конфигурационные параметры (из которых рассмотрим лишь малую часть), но и управлять расположением данных. Наша задача состоит в том, чтобы обеспечить разумное распределение ресурсов и адекватную работу планировщика.</text:span></text:p>
              <text:p text:style-name="P18"><text:span text:style-name="T15">Далее дело доходит до настройки отдельных запросов. </text:span><text:span text:style-name="T14">В теме «Профилирование» мы говорили, что разработчик обычно думает</text:span><text:span text:style-name="T14"><text:line-break/></text:span><text:span text:style-name="T14">над оптимизацией запросов, которые в данный момент пишет,</text:span><text:span text:style-name="T14"><text:line-break/></text:span><text:span text:style-name="T14">а администратор </text:span><text:span text:style-name="T15">— над оптимизацией запросов, оказывающих наибольшее влияние на сервер в целом. В этой теме мы рассмотрим некоторые приемы оптимизации запросов. </text:span></text:p>
              <text:p text:style-name="P18"><text:span text:style-name="T16">Но запросы, составляющие рабочую нагрузку, инициируются приложением. Поэтому и настройка приложения не менее важна, чем настройка СУБД.</text:span></text:p>
              <text:p text:style-name="P18"><text:span text:style-name="T14"/></text:p>
              <text:p text:style-name="P18"><text:span text:style-name="T13"/></text:p>
              <text:p text:style-name="P19"><text:span text:style-name="T17"/></text:p>
            </draw:text-box>
          </draw:frame>
        </presentation:notes>
      </draw:page>
      <draw:page draw:name="page4" draw:style-name="dp1" draw:master-page-name="template21" presentation:presentation-page-layout-name="AL1T1">
        <office:forms form:automatic-focus="false" form:apply-design-mode="false"/>
        <draw:frame presentation:style-name="pr8" draw:text-style-name="P8" draw:layer="layout" svg:width="20.644cm" svg:height="1.803cm" svg:x="1.2cm" svg:y="0.737cm" presentation:class="title" presentation:user-transformed="true">
          <draw:text-box>
            <text:p><text:span text:style-name="T9">Настройка сервера</text:span></text:p>
          </draw:text-box>
        </draw:frame>
        <draw:frame presentation:style-name="pr9" draw:text-style-name="P8" draw:layer="layout" svg:width="25.199cm" svg:height="12.179cm" svg:x="1.2cm" svg:y="4.8cm" presentation:class="outline">
          <draw:text-box>
            <text:list text:style-name="L3">
              <text:list-item>
                <text:p text:style-name="P21"><text:span text:style-name="T18">Использование ресурсов</text:span></text:p>
              </text:list-item>
              <text:list-item>
                <text:p text:style-name="P21"><text:span text:style-name="T18">Физическое расположение данных</text:span></text:p>
              </text:list-item>
              <text:list-item>
                <text:p text:style-name="P21"><text:span text:style-name="T18">Статистика и настройки оптимизатора</text:span></text:p>
              </text:list-item>
              <text:list-item>
                <text:p text:style-name="P21"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22" draw:layer="layout" svg:width="16.799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master_5f_" presentation:presentation-page-layout-name="AL1T1">
        <office:forms form:automatic-focus="false" form:apply-design-mode="false"/>
        <draw:frame presentation:style-name="pr11" draw:text-style-name="P8" draw:layer="layout" svg:width="21.025cm" svg:height="1.803cm" svg:x="1.2cm" svg:y="0.737cm" presentation:class="title" presentation:user-transformed="true">
          <draw:text-box>
            <text:p><text:span text:style-name="T9">Ресурсы: CPU и ввод-вывод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3"><text:span text:style-name="T18">Фоновые рабочие процессы</text:span></text:p>
                <text:list>
                  <text:list-item>
                    <text:p text:style-name="P24"><text:span text:style-name="T19">max_parallel_workers_per_gather </text:span><text:span text:style-name="T20">= 2</text:span></text:p>
                  </text:list-item>
                  <text:list-item>
                    <text:p text:style-name="P24"><text:span text:style-name="T19">max_parallel_workers </text:span><text:span text:style-name="T20">= 8</text:span></text:p>
                  </text:list-item>
                  <text:list-item>
                    <text:p text:style-name="P25"><text:span text:style-name="T19">max_worker_processes </text:span><text:span text:style-name="T20">= 8</text:span></text:p>
                  </text:list-item>
                </text:list>
              </text:list-item>
              <text:list-item>
                <text:p text:style-name="P26"><text:span text:style-name="T10">Ввод-вывод</text:span></text:p>
                <text:list>
                  <text:list-item>
                    <text:p text:style-name="P27"><text:span text:style-name="T19">effective_io_concurrency </text:span><text:span text:style-name="T20">= 1</text:span></text:p>
                  </text:list-item>
                  <text:list-item>
                    <text:p text:style-name="P28"><text:span text:style-name="T19">maintenance_io_concurrency</text:span><text:span text:style-name="T20"> = 1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20" draw:layer="layout" svg:width="16.799cm" svg:height="14.744cm" svg:x="2.1cm" svg:y="14.11cm" presentation:class="notes" presentation:user-transformed="true">
            <draw:text-box>
              <text:p text:style-name="P18"><text:span text:style-name="T13">Начнем с настроек, которые определяют, какими ресурсами может распоряжаться СУБД.</text:span></text:p>
              <text:p text:style-name="P18"><text:span text:style-name="T13">PostgreSQL может использовать несколько ядер процессоров при <text:s/>параллельной обработке. Для этого запускаются дополнительные фоновые рабочие процессы. </text:span><text:span text:style-name="T15">Подробно параллельное выполнение запросов было рассмотрено в теме «Параллельный доступ»,</text:span><text:span text:style-name="T15"><text:line-break/></text:span><text:span text:style-name="T15">а использование фоновых процессов для прикладной разработки —</text:span><text:span text:style-name="T15"><text:line-break/></text:span><text:span text:style-name="T15">в теме </text:span><text:span text:style-name="T13">«Фоновые процессы» курса DEV2.</text:span></text:p>
              <text:p text:style-name="P18"><text:span text:style-name="T13">Из настроек, связанных с использованием ввода-вывода, отметим параметр </text:span><text:span text:style-name="T21">effective_io_concurrency.</text:span><text:span text:style-name="T22"> Он сообщает системе количество </text:span><text:span text:style-name="T13">независимых дисков в дисковом массиве. Фактически этот параметр влияет только на количество страниц, которые будут предварительно считываться в кеш при сканировании по битовой карте.</text:span></text:p>
              <text:p text:style-name="P18"><text:span text:style-name="T13">Похожий параметр, действующий для некоторых служебных задач, называется </text:span><text:span text:style-name="T21">maintenance_io_concurrency</text:span><text:span text:style-name="T13">.</text:span></text:p>
              <text:p text:style-name="P19"><text:span text:style-name="T13"/></text:p>
              <text:p text:style-name="P19"><text:span text:style-name="T17"/></text:p>
            </draw:text-box>
          </draw:frame>
        </presentation:notes>
      </draw:page>
      <draw:page draw:name="page6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Ресурсы: память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3"><text:span text:style-name="T18">Память</text:span></text:p>
                <text:list>
                  <text:list-item>
                    <text:p text:style-name="P24"><text:span text:style-name="T23">work_mem</text:span><text:span text:style-name="T24"><text:tab/></text:span><text:span text:style-name="T24">= 4MB</text:span></text:p>
                  </text:list-item>
                  <text:list-item>
                    <text:p text:style-name="P29"><text:span text:style-name="T19">hash_mem_multiplier</text:span><text:span text:style-name="T19"><text:tab/></text:span><text:span text:style-name="T25">= 2</text:span></text:p>
                  </text:list-item>
                  <text:list-item>
                    <text:p text:style-name="P29"><text:span text:style-name="T23">maintenance_work_mem</text:span><text:span text:style-name="T24"><text:tab/></text:span><text:span text:style-name="T24">= 64MB</text:span></text:p>
                  </text:list-item>
                  <text:list-item>
                    <text:p text:style-name="P24"><text:span text:style-name="T23">shared_buffers</text:span><text:span text:style-name="T23"><text:tab/></text:span><text:span text:style-name="T26">= 128MB</text:span></text:p>
                  </text:list-item>
                  <text:list-item>
                    <text:p text:style-name="P25"><text:span text:style-name="T23">effective_cache_size</text:span><text:span text:style-name="T24"><text:tab/></text:span><text:span text:style-name="T24">= 4GB</text:span></text:p>
                  </text:list-item>
                </text:list>
              </text:list-item>
              <text:list-item>
                <text:p text:style-name="P23"><text:span text:style-name="T18"/></text:p>
              </text:list-item>
              <text:list-item>
                <text:p text:style-name="P23"><text:span text:style-name="T18"/></text:p>
              </text:list-item>
            </text:list>
          </draw:text-box>
        </draw:frame>
        <draw:custom-shape draw:style-name="gr17" draw:text-style-name="P31" draw:layer="layout" svg:width="1.778cm" svg:height="1.103cm" svg:x="14.478cm" svg:y="5.752cm">
          <text:p text:style-name="P30"><text:span text:style-name="T27">↑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205.7335581788 18097.82608695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31" draw:layer="layout" svg:width="1.778cm" svg:height="1.103cm" svg:x="15.193cm" svg:y="9.352cm">
          <text:p text:style-name="P30"><text:span text:style-name="T27">↑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205.7335581788 18097.82608695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2" draw:text-style-name="P20" draw:layer="layout" svg:width="16.799cm" svg:height="14.744cm" svg:x="2.1cm" svg:y="14.11cm" presentation:class="notes" presentation:user-transformed="true">
            <draw:text-box>
              <text:p text:style-name="P19"><text:span text:style-name="T13">Ряд настроек влияет на выделение и использование памяти.</text:span></text:p>
              <text:p text:style-name="P19"><text:span text:style-name="T28">Параметр </text:span><text:span text:style-name="T29">work_mem</text:span><text:span text:style-name="T15"> определяет размер доступной памяти для отдельных операций (рассматривался в соответствующих темах).</text:span></text:p>
              <text:p text:style-name="P19"><text:span text:style-name="T15">Также он влияет и на выбор плана. Например, при небольших значениях предпочтение отдается сортировке, которая лучше работает при недостатке памяти, чем </text:span><text:span text:style-name="T13">хеширование. Поэтому д</text:span><text:span text:style-name="T22">ля узлов, использующих хеширование, размер рабочей памяти можно увеличить с помощью параметра-мультипликатора </text:span><text:span text:style-name="T21">hash_mem_multiplier</text:span><text:span text:style-name="T13">.</text:span></text:p>
              <text:p text:style-name="P19"><text:span text:style-name="T13">Параметр </text:span><text:span text:style-name="T21">maintenance_work_mem</text:span><text:span text:style-name="T13"> влияет на скорость построения индексов и на работу служебных процессов.</text:span></text:p>
              <text:p text:style-name="P19"><text:span text:style-name="T13">Параметр </text:span><text:span text:style-name="T21">shared_buffers</text:span><text:span text:style-name="T13"> определяет размер буферного кеша экземпляра. Настройка этого параметра рассматривается в курсе DBA2, но точно можно сказать, что значение по умолчанию крайне мало.</text:span></text:p>
              <text:p text:style-name="P19"><text:span text:style-name="T13">Параметр </text:span><text:span text:style-name="T21">effective_cache_size</text:span><text:span text:style-name="T13"> подсказывает PostgreSQL общий объем кешируемых данных (как в буферном кеше, так и в кеше ОС). Чем больше его значение, тем более предпочтительным будет индексный доступ. Этот параметр не влияет на реальное выделение памяти.</text:span></text:p>
              <text:p text:style-name="P19"><text:span text:style-name="T30"/></text:p>
            </draw:text-box>
          </draw:frame>
        </presentation:notes>
      </draw:page>
      <draw:page draw:name="page7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Физическое расположение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3"><text:span text:style-name="T18">Табличные пространства</text:span></text:p>
                <text:list>
                  <text:list-item>
                    <text:p text:style-name="P24"><text:span text:style-name="T24">разнесение данных по разным физическим устройствам</text:span></text:p>
                  </text:list-item>
                  <text:list-item>
                    <text:p text:style-name="P25"><text:span text:style-name="T24">ALTER TABLESPACE SET …</text:span></text:p>
                  </text:list-item>
                </text:list>
              </text:list-item>
              <text:list-item>
                <text:p text:style-name="P23"><text:span text:style-name="T31">Секционирование</text:span></text:p>
                <text:list>
                  <text:list-item>
                    <text:p text:style-name="P25"><text:span text:style-name="T25">разделение таблицы на отдельно управляемые части</text:span><text:span text:style-name="T25"><text:line-break/></text:span><text:span text:style-name="T25">для упрощения администрирования и ускорения доступа</text:span></text:p>
                  </text:list-item>
                </text:list>
              </text:list-item>
              <text:list-item>
                <text:p text:style-name="P23"><text:span text:style-name="T31">Шардирование</text:span></text:p>
                <text:list>
                  <text:list-item>
                    <text:p text:style-name="P26"><text:span text:style-name="T25">размещение секций на разных серверах для масштабирования</text:span><text:span text:style-name="T25"><text:line-break/></text:span><text:span text:style-name="T25">нагрузки на чтение и запись</text:span></text:p>
                  </text:list-item>
                  <text:list-item>
                    <text:p text:style-name="P26"><text:span text:style-name="T25">секционирование и расширение postgres-fdw</text:span><text:span text:style-name="T25"><text:line-break/></text:span><text:span text:style-name="T25">или сторонние решения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3" draw:text-style-name="P22" draw:layer="layout" svg:width="16.799cm" svg:height="13.966cm" svg:x="2.1cm" svg:y="14.107cm" presentation:class="notes" presentation:user-transformed="true">
            <draw:text-box>
              <text:p text:style-name="P19"><text:span text:style-name="T5">Физическая организация данных может сильно влиять на производительность.</text:span></text:p>
              <text:p text:style-name="P19"><text:span text:style-name="T5">С помощью </text:span><text:span text:style-name="T32">табличных пространств</text:span><text:span text:style-name="T5"> можно управлять размещением объектов по физическим устройствам ввода-вывода. Например, активно используемые данные хранить на SSD-дисках, а архивные — на более медленных HDD.</text:span></text:p>
              <text:p text:style-name="P19"><text:span text:style-name="T5">Часть параметров сервера, которые зависят от характеристик носителя, (например, </text:span><text:span text:style-name="T33">random_page_cost</text:span><text:span text:style-name="T5">) можно устанавливать на уровне табличных пространств.</text:span></text:p>
              <text:p text:style-name="P19"><text:span text:style-name="T34">Секционирование</text:span><text:span text:style-name="T13"> позволяет организовать работу с данными очень большого объема. Основная выгода для производительности состоит</text:span><text:span text:style-name="T13"><text:line-break/></text:span><text:span text:style-name="T13">в замене полного сканирования всей таблицы сканированием отдельной секции. Заметим, что секции тоже можно размещать</text:span><text:span text:style-name="T13"><text:line-break/></text:span><text:span text:style-name="T13">по различным табличным пространствам.</text:span></text:p>
              <text:p text:style-name="P19"><text:span text:style-name="T13">Еще один вариант — размещение секций на разных серверах (</text:span><text:span text:style-name="T34">шардирование</text:span><text:span text:style-name="T13">) с возможностью выполнения распределенных запросов. Стандартный PostgreSQL содержит только базовые механизмы, необходимые для организации шардирования: секционирование и расширение postgres-fdw. Более эффективно</text:span><text:span text:style-name="T13"><text:line-break/></text:span><text:span text:style-name="T13">и полноценно шардинг реализуется с помощью внешних решений. Обзорно этот вопрос рассматривается в последней теме курса DBA3.</text:span></text:p>
              <text:p text:style-name="P19"><text:span text:style-name="T30"><text:a xlink:href="https://postgrespro.ru/docs/postgresql/16/ddl-partitioning" xlink:type="simple">https://postgrespro.ru/docs/postgresql/16/ddl-partitioning</text:a></text:span></text:p>
              <text:p text:style-name="P19"><text:span text:style-name="T30"><text:a xlink:href="https://postgrespro.ru/docs/postgresql/16/postgres-fdw" xlink:type="simple">https://postgrespro.ru/docs/postgresql/16/postgres-fdw</text:a></text:span></text:p>
            </draw:text-box>
          </draw:frame>
        </presentation:notes>
      </draw:page>
      <draw:page draw:name="page8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Оптимизатор: статистика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1"><text:span text:style-name="T18">Актуальность</text:span></text:p>
                <text:list>
                  <text:list-item>
                    <text:p text:style-name="P32"><text:span text:style-name="T24">настройка автоочистки и автоанализа</text:span></text:p>
                  </text:list-item>
                  <text:list-item>
                    <text:p text:style-name="P33"><text:span text:style-name="T23">autovacuum_max_workers, autovacuum_analyze_scale_factor,</text:span><text:span text:style-name="T24"> …</text:span></text:p>
                  </text:list-item>
                </text:list>
              </text:list-item>
              <text:list-item>
                <text:p text:style-name="P21"><text:span text:style-name="T18">Точность</text:span></text:p>
                <text:list>
                  <text:list-item>
                    <text:p text:style-name="P32"><text:span text:style-name="T23">default_statistics_target </text:span><text:span text:style-name="T25">= 100</text:span></text:p>
                  </text:list-item>
                  <text:list-item>
                    <text:p text:style-name="P33"><text:span text:style-name="T24">индекс по выражению, расширенная статистика</text:span></text:p>
                  </text:list-item>
                </text:list>
              </text:list-item>
              <text:list-item>
                <text:p text:style-name="P21"><text:span text:style-name="T1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4" draw:text-style-name="P22" draw:layer="layout" svg:width="16.799cm" svg:height="14.676cm" svg:x="2.1cm" svg:y="14.107cm" presentation:class="notes" presentation:user-transformed="true">
            <draw:text-box>
              <text:p text:style-name="P19"><text:span text:style-name="T5">Планировщик опирается в своих оценках на статистику, поэтому статистика должна собираться достаточно часто. Достигается это настройкой процесса автоочистки и автоанализа. Детали настройки подробно рассматриваются в курсе DBA2.</text:span></text:p>
              <text:p text:style-name="P19"><text:span text:style-name="T5">Кроме того, статистика должна быть достаточно точной. Абсолютной точности достичь не получится (и не нужно), но погрешности не должны приводить к построению некорректных планов. Признаком неактуальной, неточной статистики будет серьезное несоответствие ожидаемого и реального числа строк в листовых узлах плана.</text:span></text:p>
              <text:p text:style-name="P19"><text:span text:style-name="T5">Для увеличения точности может потребоваться изменить значение </text:span><text:span text:style-name="T33">default_statistics_target</text:span><text:span text:style-name="T5"> (глобально или для отдельных столбцов таблиц). Иногда будет полезным индекс по выражению, обладающий собственной статистикой. В отдельных случаях можно использовать расширенную статистику.</text:span></text:p>
            </draw:text-box>
          </draw:frame>
        </presentation:notes>
      </draw:page>
      <draw:page draw:name="page9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Оптимизатор: стоимость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1"><text:span text:style-name="T18">Ввод-вывод</text:span></text:p>
                <text:list>
                  <text:list-item>
                    <text:p text:style-name="P34"><text:span text:style-name="T23">seq_page_cost</text:span><text:span text:style-name="T24"><text:tab/></text:span><text:span text:style-name="T24">= 1.0</text:span></text:p>
                  </text:list-item>
                  <text:list-item>
                    <text:p text:style-name="P35"><text:span text:style-name="T23">random_page_cost</text:span><text:span text:style-name="T24"><text:tab/></text:span><text:span text:style-name="T24">= 4.0</text:span></text:p>
                  </text:list-item>
                </text:list>
              </text:list-item>
              <text:list-item>
                <text:p text:style-name="P26"><text:span text:style-name="T18">Время процессора</text:span></text:p>
                <text:list>
                  <text:list-item>
                    <text:p text:style-name="P36"><text:span text:style-name="T23">cpu_tuple_cost, cpu_index_tuple_cost, cpu_operator_cost</text:span></text:p>
                  </text:list-item>
                  <text:list-item>
                    <text:p text:style-name="P29"><text:span text:style-name="T24">стоимость пользовательских функций</text:span></text:p>
                  </text:list-item>
                </text:list>
              </text:list-item>
            </text:list>
          </draw:text-box>
        </draw:frame>
        <draw:custom-shape draw:style-name="gr18" draw:text-style-name="P31" draw:layer="layout" svg:width="3.302cm" svg:height="1.103cm" svg:x="12.124cm" svg:y="6.841cm">
          <text:p text:style-name="P30"><text:span text:style-name="T27">↓</text:span><text:span text:style-name="T35"> </text:span><text:span text:style-name="T35">для SS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57.76566757493 18117.39130434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5" draw:text-style-name="P22" draw:layer="layout" svg:width="16.799cm" svg:height="14.521cm" svg:x="2.1cm" svg:y="14.107cm" presentation:class="notes" presentation:user-transformed="true">
            <draw:text-box>
              <text:p text:style-name="P19"><text:span text:style-name="T36">Имеется большое число настроек для стоимости элементарных операций, из которых, как мы уже видели, в итоге складывается стоимость плана запроса. Такие настройки имеет смысл изменять, если запросы, несмотря на точную оценку кардинальности, выполняются не самым эффективным образом.</text:span></text:p>
              <text:p text:style-name="P19"><text:span text:style-name="T37">Параметры </text:span><text:span text:style-name="T38">seq_page_cost</text:span><text:span text:style-name="T37"> и </text:span><text:span text:style-name="T38">random_page_cost</text:span><text:span text:style-name="T37"> связаны со вводом-выводом и</text:span><text:span text:style-name="T5"> определяют относительную стоимость чтения одной страницы при последовательном и при произвольном доступе.</text:span></text:p>
              <text:p text:style-name="P19"><text:span text:style-name="T39">Значение </text:span><text:span text:style-name="T40">seq_page_cost</text:span><text:span text:style-name="T39"> равно единице и его не стоит изменять. Высокое значение параметра </text:span><text:span text:style-name="T40">random_page_cost</text:span><text:span text:style-name="T41"> отражает реалии</text:span><text:span text:style-name="T41"><text:line-break/></text:span><text:span text:style-name="T41">HDD-дисков. Для SSD-дисков (а также в случаях, когда все данные</text:span><text:span text:style-name="T41"><text:line-break/></text:span><text:span text:style-name="T41">с большой вероятностью будут закешированы), значение этого параметра необходимо значительно уменьшать, например, до 1.1.</text:span></text:p>
              <text:p text:style-name="P19"><text:span text:style-name="T36">Параметры времени процессора </text:span><text:span text:style-name="T5">определяют веса для учета стоимости обработки прочитанных данных. Обычно эти параметры не меняют, поскольку трудно спрогнозировать эффект изменений.</text:span></text:p>
              <text:p text:style-name="P19"><text:span text:style-name="T5">Но, как мы видели в теме «Функции», иногда полезно задать стоимость пользовательской функции в единицах </text:span><text:span text:style-name="T33">cpu_operator_cost.</text:span></text:p>
              <text:p text:style-name="P19"><text:span text:style-name="T30"><text:a xlink:href="https://postgrespro.ru/docs/postgresql/16/runtime-config-query" xlink:type="simple">https://postgrespro.ru/docs/postgresql/16/runtime-config-query</text:a></text:span></text:p>
            </draw:text-box>
          </draw:frame>
        </presentation:notes>
      </draw:page>
      <draw:page draw:name="page10" draw:style-name="dp1" draw:master-page-name="master_5f_" presentation:presentation-page-layout-name="AL1T1">
        <office:forms form:automatic-focus="false" form:apply-design-mode="false"/>
        <draw:frame presentation:style-name="pr16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7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9" draw:text-style-name="P37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42"/></text:p>
            <text:p text:style-name="P1"><text:span text:style-name="T42"/></text:p>
            <text:p text:style-name="P1"><text:span text:style-name="T42"/></text:p>
            <text:p text:style-name="P1"><text:span text:style-name="T42"><text:s text:c="11"/></text:span><text:span text:style-name="T42">$ psql</text:span></text:p>
            <text:p text:style-name="P1"><text:span text:style-name="T42"><text:s text:c="11"/></text:span><text:span text:style-name="T4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21" presentation:presentation-page-layout-name="AL1T1">
        <office:forms form:automatic-focus="false" form:apply-design-mode="false"/>
        <draw:frame presentation:style-name="pr8" draw:text-style-name="P8" draw:layer="layout" svg:width="20.644cm" svg:height="1.803cm" svg:x="1.2cm" svg:y="0.737cm" presentation:class="title" presentation:user-transformed="true">
          <draw:text-box>
            <text:p><text:span text:style-name="T9">Настройка приложения</text:span></text:p>
          </draw:text-box>
        </draw:frame>
        <draw:frame presentation:style-name="pr9" draw:text-style-name="P8" draw:layer="layout" svg:width="25.199cm" svg:height="12.179cm" svg:x="1.2cm" svg:y="4.8cm" presentation:class="outline">
          <draw:text-box>
            <text:list text:style-name="L3">
              <text:list-item>
                <text:p text:style-name="P21"><text:span text:style-name="T18">Клиенты и соединения</text:span></text:p>
              </text:list-item>
              <text:list-item>
                <text:p text:style-name="P21"><text:span text:style-name="T18">Схема данных</text:span></text:p>
                <text:p text:style-name="P21"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aster_5f_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Клиенты и соединения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3"><text:span text:style-name="T18">Много сеансов</text:span></text:p>
                <text:list>
                  <text:list-item>
                    <text:p text:style-name="P25"><text:span text:style-name="T24">пул соединений</text:span></text:p>
                  </text:list-item>
                </text:list>
              </text:list-item>
              <text:list-item>
                <text:p text:style-name="P26"><text:span text:style-name="T10">Курсоры</text:span></text:p>
                <text:list>
                  <text:list-item>
                    <text:p text:style-name="P24"><text:span text:style-name="T20">если нужна часть выборки</text:span></text:p>
                  </text:list-item>
                  <text:list-item>
                    <text:p text:style-name="P25"><text:span text:style-name="T19">cursor_tuple_fraction</text:span></text:p>
                  </text:list-item>
                </text:list>
              </text:list-item>
              <text:list-item>
                <text:p text:style-name="P26"><text:span text:style-name="T18">Много коротких запросов</text:span></text:p>
                <text:list>
                  <text:list-item>
                    <text:p text:style-name="P24"><text:span text:style-name="T24">подготовленные операторы</text:span></text:p>
                  </text:list-item>
                  <text:list-item>
                    <text:p text:style-name="P29"><text:span text:style-name="T24">перенос логики в SQL</text:span></text:p>
                  </text:list-item>
                </text:list>
              </text:list-item>
              <text:list-item>
                <text:p text:style-name="P38"><text:span text:style-name="T18"/></text:p>
              </text:list-item>
              <text:list-item>
                <text:p text:style-name="P38"><text:span text:style-name="T18"/></text:p>
                <text:list>
                  <text:list-header>
                    <text:p text:style-name="P24"><text:span text:style-name="T2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9" draw:text-style-name="P39" draw:layer="layout" svg:width="16.799cm" svg:height="16.186cm" svg:x="2.1cm" svg:y="14.107cm" presentation:class="notes" presentation:user-transformed="true">
            <draw:text-box>
              <text:p text:style-name="P18"><text:span text:style-name="T13">Если приложение открывает слишком много соединений или устанавливает их слишком часто и на короткое время, может потребоваться установить между приложением и СУБД пул соединений. Однако пул накладывает на приложение определенные ограничения. Подробно этот вопрос рассмотрен в курсе DEV2.</text:span></text:p>
              <text:p text:style-name="P18"><text:span text:style-name="T13">Курсоры следует использовать, только если нужно получить небольшую часть выборки и ее размер зависит от действий пользователя. В этом случае параметр </text:span><text:span text:style-name="T21">cursor_tuple_fraction</text:span><text:span text:style-name="T13"> подскажет планировщику, что нужно оптимизировать получение первых строк выборки.</text:span></text:p>
              <text:p text:style-name="P18"><text:span text:style-name="T13">Если приложение выполняет слишком большое количество мелких запросов (каждый из которых сам по себе выполняется эффективно), общая эффективность будет очень невысока. Это часто происходит</text:span><text:span text:style-name="T13"><text:line-break/></text:span><text:span text:style-name="T13">при использовании средств объектно-реляционного отображения (ORM). В теме «Профилирование» мы рассматривали похожий пример</text:span><text:span text:style-name="T13"><text:line-break/></text:span><text:span text:style-name="T13">с функцией, которая вызывалась в цикле.</text:span></text:p>
              <text:p text:style-name="P18"><text:span text:style-name="T13">В таких случаях со стороны СУБД практически нет средств для оптимизации (кроме подготовленных операторов, если запросы повторяются). Действенный метод — избавление от процедурного кода в приложении и перенос его на сервер БД в виде небольшого числа крупных SQL-команд. Это дает планировщику возможность применить более эффективные способы доступа и соединений и избавляет от многочисленных пересылок данных от клиента к серверу и обратно.</text:span><text:span text:style-name="T13"><text:line-break/></text:span><text:span text:style-name="T13">К сожалению, если приложение уже написано, переделать его бывает очень затратно.</text:span></text:p>
              <text:p text:style-name="P18"><text:span text:style-name="T13"/></text:p>
            </draw:text-box>
          </draw:frame>
        </presentation:notes>
      </draw:page>
      <draw:page draw:name="page13" draw:style-name="dp1" draw:master-page-name="master_5f_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Схема данных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3"><text:span text:style-name="T18">Нормализация — устранение избыточности в данных</text:span></text:p>
                <text:list>
                  <text:list-item>
                    <text:p text:style-name="P25"><text:span text:style-name="T24">упрощает запросы и проверку согласованности</text:span></text:p>
                  </text:list-item>
                </text:list>
              </text:list-item>
              <text:list-item>
                <text:p text:style-name="P23"><text:span text:style-name="T18">Денормализация — привнесение избыточности</text:span></text:p>
                <text:list>
                  <text:list-item>
                    <text:p text:style-name="P23"><text:span text:style-name="T24">может повысить производительность, но требует синхронизации</text:span></text:p>
                  </text:list-item>
                  <text:list-item>
                    <text:p text:style-name="P24"><text:span text:style-name="T24">индексы</text:span></text:p>
                  </text:list-item>
                  <text:list-item>
                    <text:p text:style-name="P24"><text:span text:style-name="T24">предрассчитанные поля (генерируемые столбцы или триггеры)</text:span></text:p>
                  </text:list-item>
                  <text:list-item>
                    <text:p text:style-name="P24"><text:span text:style-name="T24">материализованные представления</text:span></text:p>
                  </text:list-item>
                  <text:list-item>
                    <text:p text:style-name="P29"><text:span text:style-name="T24">кеширование результатов в приложени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5" draw:text-style-name="P39" draw:layer="layout" svg:width="16.799cm" svg:height="14.521cm" svg:x="2.1cm" svg:y="14.107cm" presentation:class="notes" presentation:user-transformed="true">
            <draw:text-box>
              <text:p text:style-name="P19"><text:span text:style-name="T13">На логическом уровне база данных должна быть нормализованной: неформально, в хранимых данных не должно быть избыточности.</text:span><text:span text:style-name="T13"><text:line-break/></text:span><text:span text:style-name="T13">Если это не так, мы имеем дело с ошибкой проектирования: будет сложно проверять согласованность данных, возможны различные аномалии при изменении данных и т. п.</text:span></text:p>
              <text:p text:style-name="P19"><text:span text:style-name="T13">Однако на уровне хранения некоторое дублирование может дать существенный выигрыш в производительности — ценой того, что избыточные данные необходимо синхронизировать с основными.</text:span></text:p>
              <text:p text:style-name="P19"><text:span text:style-name="T13">Самый частый способ денормализации — индексы (хотя о них обычно не думают в таком контексте). Индексы обновляются автоматически.</text:span></text:p>
              <text:p text:style-name="P19"><text:span text:style-name="T13">Можно дублировать некоторые данные (или результаты расчета на основе этих данных) в столбцах таблиц. Можно использовать генерируемые столбцы или синхронизировать данные с помощью триггеров. Так или иначе, за денормализацию отвечает база данных.</text:span></text:p>
              <text:p text:style-name="P19"><text:span text:style-name="T13">Другой пример — материализованные представления. Их также надо обновлять, например, по расписанию или другим способом. Подробно это рассматривалось в теме «Материализация».</text:span></text:p>
              <text:p text:style-name="P19"><text:span text:style-name="T13">Дублировать данные можно и на уровне приложения, кешируя результаты выполнения запросов. Это популярный способ, но часто</text:span><text:span text:style-name="T13"><text:line-break/></text:span><text:span text:style-name="T13">к нему прибегают из-за неправильной работы приложения с базой данных (например, в случае использования ORM). На приложение ложится задача по своевременному обновлению кеша, обеспечению разграничения доступа к данным кеша и т. п.</text:span></text:p>
              <text:p text:style-name="P19"><text:span text:style-name="T13"/></text:p>
            </draw:text-box>
          </draw:frame>
        </presentation:notes>
      </draw:page>
      <draw:page draw:name="page14" draw:style-name="dp1" draw:master-page-name="master_5f_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Схема данных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3"><text:span text:style-name="T31">Типы данных</text:span></text:p>
                <text:list>
                  <text:list-item>
                    <text:p text:style-name="P24"><text:span text:style-name="T25">выбор подходящих типов</text:span></text:p>
                  </text:list-item>
                  <text:list-item>
                    <text:p text:style-name="P25"><text:span text:style-name="T25">составные типы (массивы, JSON) вместо отдельных таблиц</text:span></text:p>
                  </text:list-item>
                </text:list>
              </text:list-item>
              <text:list-item>
                <text:p text:style-name="P23"><text:span text:style-name="T31">Ограничения целостности</text:span></text:p>
                <text:list>
                  <text:list-item>
                    <text:p text:style-name="P29"><text:span text:style-name="T25">помимо обеспечения целостности данных, могут учитываться планировщиком для устранения ненужных соединений, улучшения оценок селективности и других оптимизаций</text:span></text:p>
                  </text:list-item>
                  <text:list-item>
                    <text:p text:style-name="P24"><text:span text:style-name="T25">первичный ключ и уникальность — уникальный индекс</text:span></text:p>
                  </text:list-item>
                  <text:list-item>
                    <text:p text:style-name="P24"><text:span text:style-name="T25">внешний ключ</text:span></text:p>
                  </text:list-item>
                  <text:list-item>
                    <text:p text:style-name="P24"><text:span text:style-name="T25">отсутствие неопределенных значений</text:span></text:p>
                  </text:list-item>
                  <text:list-item>
                    <text:p text:style-name="P29"><text:span text:style-name="T25">проверка CHECK (</text:span><text:span text:style-name="T23">constraint_exclusion</text:span><text:span text:style-name="T2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0" draw:text-style-name="P20" draw:layer="layout" svg:width="16.799cm" svg:height="15.831cm" svg:x="2.1cm" svg:y="14.107cm" presentation:class="notes" presentation:user-transformed="true">
            <draw:text-box>
              <text:p text:style-name="P19"><text:span text:style-name="T13">Важен правильный выбор </text:span><text:span text:style-name="T4">типов данных</text:span><text:span text:style-name="T13"> из всего многообразия, предлагаемого PostgreSQL. Например, представление интервалов дат не двумя отдельными столбцами, а с помощью диапазонных типов (daterange, tstzrange) позволяет использовать индексы GiST и SP-GiST для таких операций, как пересечение интервалов.</text:span></text:p>
              <text:p text:style-name="P19"><text:span text:style-name="T13">В ряде случаев эффект дает использование составных типов (таких как массивы или JSON) вместо классического подхода с созданием отдельной таблицы. Это позволяет сэкономить на соединении и не требует хранения большого количества служебной информации</text:span><text:span text:style-name="T13"><text:line-break/></text:span><text:span text:style-name="T13">в заголовках версий строк. Но такое решение следует принимать</text:span><text:span text:style-name="T13"><text:line-break/></text:span><text:span text:style-name="T13">с большой осторожностью, поскольку оно имеет свои минусы.</text:span></text:p>
              <text:p text:style-name="P19"><text:span text:style-name="T4">Ограничения целостности</text:span><text:span text:style-name="T13"> важны сами по себе, но в некоторых случаях планировщик может учитывать их и для оптимизации.</text:span></text:p>
              <text:list text:style-name="L1">
                <text:list-item>
                  <text:p text:style-name="P40"><text:span text:style-name="T13">Ограничения первичного ключа и уникальности сопровождаются построением уникальных индексов и гарантируют, что все значения столбцов ключа различны (точная статистика). Такие гарантии позволяют и более эффективно выполнять соединения.</text:span></text:p>
                </text:list-item>
                <text:list-item>
                  <text:p text:style-name="P40"><text:span text:style-name="T13">Наличие внешнего ключа и ограничений NOT NULL дает гарантии, которые позволяют в ряде случаев устранять лишние внутренние соединения (что особенно важно при использовании представлений),</text:span><text:span text:style-name="T13"><text:line-break/></text:span><text:span text:style-name="T13">а также улучшает оценку селективности в случае, если соединение происходит по нескольким столбцам.</text:span></text:p>
                </text:list-item>
                <text:list-item>
                  <text:p text:style-name="P40"><text:span text:style-name="T13">Ограничение CHECK с использованием параметра </text:span><text:span text:style-name="T21">constraint_exclusion</text:span><text:span text:style-name="T13"> позволяет не сканировать таблицы (или секции), если в них гарантированно нет требуемых данных.</text:span></text:p>
                </text:list-item>
              </text:list>
            </draw:text-box>
          </draw:frame>
        </presentation:notes>
      </draw:page>
      <draw:page draw:name="page15" draw:style-name="dp1" draw:master-page-name="master_5f_" presentation:presentation-page-layout-name="AL1T1">
        <draw:frame presentation:style-name="pr16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7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9" draw:text-style-name="P37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42"/></text:p>
            <text:p text:style-name="P1"><text:span text:style-name="T42"/></text:p>
            <text:p text:style-name="P1"><text:span text:style-name="T42"/></text:p>
            <text:p text:style-name="P1"><text:span text:style-name="T42"><text:s text:c="11"/></text:span><text:span text:style-name="T42">$ psql</text:span></text:p>
            <text:p text:style-name="P1"><text:span text:style-name="T42"><text:s text:c="11"/></text:span><text:span text:style-name="T4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21" presentation:presentation-page-layout-name="AL1T1">
        <draw:frame presentation:style-name="pr8" draw:text-style-name="P8" draw:layer="layout" svg:width="20.644cm" svg:height="1.803cm" svg:x="1.2cm" svg:y="0.737cm" presentation:class="title" presentation:user-transformed="true">
          <draw:text-box>
            <text:p><text:span text:style-name="T9">Запросы</text:span></text:p>
          </draw:text-box>
        </draw:frame>
        <draw:frame presentation:style-name="pr9" draw:text-style-name="P8" draw:layer="layout" svg:width="25.199cm" svg:height="12.179cm" svg:x="1.2cm" svg:y="4.8cm" presentation:class="outline">
          <draw:text-box>
            <text:list text:style-name="L3">
              <text:list-item>
                <text:p text:style-name="P21"><text:span text:style-name="T18">Пути оптимизации</text:span></text:p>
              </text:list-item>
              <text:list-item>
                <text:p text:style-name="P21"><text:span text:style-name="T18">Короткие запросы</text:span></text:p>
              </text:list-item>
              <text:list-item>
                <text:p text:style-name="P21"><text:span text:style-name="T18">Длинные запрос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aster_5f_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Пути оптимизации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1"><text:span text:style-name="T18">Цель оптимизации — получить адекватный план</text:span></text:p>
              </text:list-item>
              <text:list-item>
                <text:p text:style-name="P21"><text:span text:style-name="T18">Исправление неэффективностей</text:span></text:p>
                <text:list>
                  <text:list-item>
                    <text:p text:style-name="P32"><text:span text:style-name="T24">каким-то образом найти и исправить узкое место</text:span></text:p>
                  </text:list-item>
                  <text:list-item>
                    <text:p text:style-name="P41"><text:span text:style-name="T24">бывает сложно определить, в чем проблема</text:span></text:p>
                  </text:list-item>
                  <text:list-item>
                    <text:p text:style-name="P42"><text:span text:style-name="T24">часто приводит к борьбе с планировщиком</text:span></text:p>
                  </text:list-item>
                </text:list>
              </text:list-item>
              <text:list-item>
                <text:p text:style-name="P21"><text:span text:style-name="T18">Правильный расчет кардинальности</text:span></text:p>
                <text:list>
                  <text:list-item>
                    <text:p text:style-name="P41"><text:span text:style-name="T24">добиться правильного расчета кардинальности в каждом узле</text:span><text:span text:style-name="T24"><text:line-break/></text:span><text:span text:style-name="T24">и положиться на планировщик</text:span></text:p>
                  </text:list-item>
                  <text:list-item>
                    <text:p text:style-name="P42"><text:span text:style-name="T24">если план все еще неадекватный, настраивать глобальные параметры</text:span></text:p>
                  </text:list-item>
                </text:list>
              </text:list-item>
              <text:list-item>
                <text:p text:style-name="P21"><text:span text:style-name="T18"/></text:p>
              </text:list-item>
              <text:list-item>
                <text:p text:style-name="P21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1" draw:text-style-name="P22" draw:layer="layout" svg:width="16.799cm" svg:height="13.921cm" svg:x="2.1cm" svg:y="14.107cm" presentation:class="notes" presentation:user-transformed="true">
            <draw:text-box>
              <text:p text:style-name="P19"><text:span text:style-name="T5">Цель оптимизации запроса — получить адекватный план выполнения. Есть разные пути, которыми можно идти к этой цели.</text:span></text:p>
              <text:p text:style-name="P19"><text:span text:style-name="T5">Можно посмотреть в план запроса, понять причину неэффективного выполнения и сделать что-то, исправляющее ситуацию. К сожалению, проблема не всегда бывает очевидной, а исправление часто сводится</text:span><text:span text:style-name="T5"><text:line-break/></text:span><text:span text:style-name="T5">к борьбе с оптимизатором.</text:span></text:p>
              <text:p text:style-name="P19"><text:span text:style-name="T5">Если идти таким путем, то хочется иметь возможность целиком или частично отключить планировщик и самому создать план выполнения. Такая возможность называется </text:span><text:span text:style-name="T33">подсказками</text:span><text:span text:style-name="T5"> (хинтами) и в явном виде отсутствует в PostgreSQL.</text:span></text:p>
              <text:p text:style-name="P19"><text:span text:style-name="T5">Другой подход состоит в том, чтобы добиться корректного расчета кардинальности в каждом узле плана. Для этого, конечно, нужна аккуратная статистика, но этого часто бывает недостаточно.</text:span></text:p>
              <text:p text:style-name="P19"><text:span text:style-name="T5">Если идти таким путем, то мы не боремся с планировщиком,</text:span><text:span text:style-name="T5"><text:line-break/></text:span><text:span text:style-name="T5">а помогаем ему принять верное решение. К сожалению, это часто оказывается слишком сложной задачей.</text:span></text:p>
              <text:p text:style-name="P19"><text:span text:style-name="T5">Если при правильно оцененной кардинальности планировщик все равно строит неэффективный план, это повод заняться настройкой глобальных конфигурационных параметров.</text:span></text:p>
              <text:p text:style-name="P19"><text:span text:style-name="T5">Обычно имеет смысл применять оба способа, смотря по ситуации</text:span><text:span text:style-name="T5"><text:line-break/></text:span><text:span text:style-name="T5">и сообразуясь со здравым смыслом.</text:span></text:p>
            </draw:text-box>
          </draw:frame>
        </presentation:notes>
      </draw:page>
      <draw:page draw:name="page18" draw:style-name="dp1" draw:master-page-name="master_5f_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Короткие запрос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1"><text:span text:style-name="T18">Читают небольшую часть данных, выдают мало строк</text:span></text:p>
              </text:list-item>
              <text:list-item>
                <text:p text:style-name="P21"><text:span text:style-name="T18">Характерны для OLTP</text:span></text:p>
              </text:list-item>
              <text:list-item>
                <text:p text:style-name="P21"><text:span text:style-name="T18">Важно получать ответ быстро</text:span></text:p>
              </text:list-item>
              <text:list-item>
                <text:p text:style-name="P21"><text:span text:style-name="T18">Характерные особенности плана</text:span></text:p>
                <text:list>
                  <text:list-item>
                    <text:p text:style-name="P32"><text:span text:style-name="T24">условия с высокой селективностью</text:span></text:p>
                  </text:list-item>
                  <text:list-item>
                    <text:p text:style-name="P32"><text:span text:style-name="T24">индексы</text:span></text:p>
                  </text:list-item>
                  <text:list-item>
                    <text:p text:style-name="P41"><text:span text:style-name="T24">соединения методом вложенного цикла</text:span></text:p>
                  </text:list-item>
                </text:list>
              </text:list-item>
              <text:list-item>
                <text:p text:style-name="P21"><text:span text:style-name="T18"/></text:p>
              </text:list-item>
              <text:list-item>
                <text:p text:style-name="P21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1" draw:text-style-name="P20" draw:layer="layout" svg:width="16.799cm" svg:height="13.921cm" svg:x="2.1cm" svg:y="14.107cm" presentation:class="notes" presentation:user-transformed="true">
            <draw:text-box>
              <text:p text:style-name="P19"><text:span text:style-name="T13">Запросы можно (довольно условно) разделить на две группы, имеющие свои особенности и требующие разных подходов к оптимизации: «короткие» и «длинные».</text:span></text:p>
              <text:p text:style-name="P19"><text:span text:style-name="T13">К первой относятся запросы, характерные для OLTP-систем. Такие запросы читают немного данных и выдают одну или несколько строк. Они могут обращаться и к большим таблицам, но в этом случае имеют условия с высокой селективностью, позволяющие читать лишь малую часть данных.</text:span></text:p>
              <text:p text:style-name="P19"><text:span text:style-name="T13">Обычно короткие запросы обслуживают пользовательский интерфейс,</text:span><text:span text:style-name="T13"><text:line-break/></text:span><text:span text:style-name="T13">и поэтому важно, чтобы они выполнялись как можно быстрее. Приоритет отдается времени отклика.</text:span></text:p>
              <text:p text:style-name="P19"><text:span text:style-name="T13">Это обеспечивается тем, что необходимые запросам данные читаются либо из очень небольших таблиц (одна-две страницы), либо по индексу. Соединения, как правило, выполняются методом вложенного цикла, который не требует подготовительных действий (в отличие от хеш-соединения) и не вызывает проблем при небольшом количестве соединяемых строк.</text:span></text:p>
              <text:p text:style-name="P19"><text:span text:style-name="T13"/></text:p>
              <text:p text:style-name="P19"><text:span text:style-name="T13"/></text:p>
            </draw:text-box>
          </draw:frame>
        </presentation:notes>
      </draw:page>
      <draw:page draw:name="page19" draw:style-name="dp1" draw:master-page-name="master_5f_" presentation:presentation-page-layout-name="AL1T1">
        <draw:frame presentation:style-name="pr16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7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9" draw:text-style-name="P37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42"/></text:p>
            <text:p text:style-name="P1"><text:span text:style-name="T42"/></text:p>
            <text:p text:style-name="P1"><text:span text:style-name="T42"/></text:p>
            <text:p text:style-name="P1"><text:span text:style-name="T42"><text:s text:c="11"/></text:span><text:span text:style-name="T42">$ psql</text:span></text:p>
            <text:p text:style-name="P1"><text:span text:style-name="T42"><text:s text:c="11"/></text:span><text:span text:style-name="T4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_5f_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Длинные запрос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1"><text:span text:style-name="T18">Читают большие таблицы целиком</text:span></text:p>
              </text:list-item>
              <text:list-item>
                <text:p text:style-name="P21"><text:span text:style-name="T18">Характерны для OLAP</text:span></text:p>
              </text:list-item>
              <text:list-item>
                <text:p text:style-name="P21"><text:span text:style-name="T18">Важно не читать одни и те же данные повторно</text:span></text:p>
              </text:list-item>
              <text:list-item>
                <text:p text:style-name="P21"><text:span text:style-name="T18">Характерные особенности плана</text:span></text:p>
                <text:list>
                  <text:list-item>
                    <text:p text:style-name="P32"><text:span text:style-name="T24">условия с низкой селективностью</text:span></text:p>
                  </text:list-item>
                  <text:list-item>
                    <text:p text:style-name="P32"><text:span text:style-name="T24">полное сканирование</text:span></text:p>
                  </text:list-item>
                  <text:list-item>
                    <text:p text:style-name="P32"><text:span text:style-name="T24">соединение хешированием</text:span></text:p>
                  </text:list-item>
                  <text:list-item>
                    <text:p text:style-name="P32"><text:span text:style-name="T24">агрегация</text:span></text:p>
                  </text:list-item>
                  <text:list-item>
                    <text:p text:style-name="P32"><text:span text:style-name="T24">параллельное выполнение</text:span></text:p>
                  </text:list-item>
                </text:list>
              </text:list-item>
              <text:list-item>
                <text:p text:style-name="P21"><text:span text:style-name="T18"/></text:p>
              </text:list-item>
              <text:list-item>
                <text:p text:style-name="P21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1" draw:text-style-name="P20" draw:layer="layout" svg:width="16.799cm" svg:height="13.921cm" svg:x="2.1cm" svg:y="14.107cm" presentation:class="notes" presentation:user-transformed="true">
            <draw:text-box>
              <text:p text:style-name="P19"><text:span text:style-name="T13">Длинные запросы встречаются в OLAP-системах. Они характеризуются тем, что для получения результата должны прочитать большое количество данных. При этом не важно, сколько строк возвращает запрос: в результате агрегации может остаться и одна.</text:span></text:p>
              <text:p text:style-name="P19"><text:span text:style-name="T13">Такие запросы могут читать большие таблицы целиком, а условия обычно низкоселективны. Поэтому вместо индексного доступа более эффективным становится последовательное сканирование, а вместо соединения вложенным циклом — хеш-соединение. Тем более, что для длинного запроса важно выдать весь результат за разумное время,</text:span><text:span text:style-name="T13"><text:line-break/></text:span><text:span text:style-name="T13">а не первые строки как можно раньше.</text:span></text:p>
              <text:p text:style-name="P19"><text:span text:style-name="T13">Очень важно следить, чтобы одни и те же данные не читались</text:span><text:span text:style-name="T13"><text:line-break/></text:span><text:span text:style-name="T13">в запросе несколько раз. Это может происходить по самым разным причинам (из-за коррелированных подзапросов, из-за использования функций и т. п.), которые приводят к появлению вложенных циклов, явных или неявных.</text:span></text:p>
              <text:p text:style-name="P19"><text:span text:style-name="T13">Разумеется, в плане длинного запроса могут встречаться и индексный доступ (при наличии высокоселективных условий), и соединение вложенным циклом (при соединении небольшого количества строк).</text:span></text:p>
              <text:p text:style-name="P19"><text:span text:style-name="T15">Благодаря тому, что длинные запросы обрабатывают много данных</text:span><text:span text:style-name="T15"><text:line-break/></text:span><text:span text:style-name="T15">и обычно а</text:span><text:span text:style-name="T13">грегируют их (пользователям редко бывают нужны миллионы строк), они могут выигрывать от параллельного выполнения. </text:span></text:p>
              <text:p text:style-name="P19"><text:span text:style-name="T13"/></text:p>
            </draw:text-box>
          </draw:frame>
        </presentation:notes>
      </draw:page>
      <draw:page draw:name="page21" draw:style-name="dp1" draw:master-page-name="master_5f_" presentation:presentation-page-layout-name="AL1T1">
        <draw:frame presentation:style-name="pr16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7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9" draw:text-style-name="P37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42"/></text:p>
            <text:p text:style-name="P1"><text:span text:style-name="T42"/></text:p>
            <text:p text:style-name="P1"><text:span text:style-name="T42"/></text:p>
            <text:p text:style-name="P1"><text:span text:style-name="T42"><text:s text:c="11"/></text:span><text:span text:style-name="T42">$ psql</text:span></text:p>
            <text:p text:style-name="P1"><text:span text:style-name="T42"><text:s text:c="11"/></text:span><text:span text:style-name="T4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_5f_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Подсказки оптимизатору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3"><text:span text:style-name="T31">Отсутствуют в явном виде</text:span></text:p>
                <text:list>
                  <text:list-item>
                    <text:p text:style-name="P25"><text:span text:style-name="T20">хотя </text:span><text:span text:style-name="T25">средства влияния имеются: конфигурационные параметры, материализация CTE и другие</text:span></text:p>
                  </text:list-item>
                </text:list>
              </text:list-item>
              <text:list-item>
                <text:p text:style-name="P21"><text:span text:style-name="T31">Сторонние расширения</text:span></text:p>
                <text:list>
                  <text:list-item>
                    <text:p text:style-name="P43"><text:span text:style-name="T24">pg_hint_pl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2" draw:text-style-name="P44" draw:layer="layout" svg:width="16.799cm" svg:height="15.103cm" svg:x="2.1cm" svg:y="14.107cm" presentation:class="notes" presentation:user-transformed="true">
            <draw:text-box>
              <text:p text:style-name="P40"><text:span text:style-name="T43">Еще один (традиционный для других СУБД) способ влияния — подсказки оптимизатору — отсутствует в PostgreSQL. Это принципиальное решение сообщества:</text:span><text:span text:style-name="T43"><text:line-break/></text:span><text:span text:style-name="T44"><text:a xlink:href="https://wiki.postgresql.org/wiki/OptimizerHintsDiscussion" xlink:type="simple">https://wiki.postgresql.org/wiki/OptimizerHintsDiscussion</text:a></text:span><text:span text:style-name="T15">.</text:span></text:p>
              <text:p text:style-name="P40"><text:span text:style-name="T15">На самом деле часть подсказок все-таки неявно существует в виде конфигурационных параметров и других средств.</text:span></text:p>
              <text:p text:style-name="P40"><text:span text:style-name="T15">Кроме того, есть специальные расширения, например </text:span><text:span text:style-name="T44"><text:a xlink:href="https://postgrespro.ru/docs/enterprise/16/pg-hint-plan" xlink:type="simple">https://postgrespro.ru/docs/enterprise/16/pg-hint-plan</text:a></text:span><text:span text:style-name="T15"><text:s/></text:span><text:span text:style-name="T45">(автор — Киотаро Хоригучи)</text:span><text:span text:style-name="T13">. Но нельзя <text:s/>забывать, что использование подсказок, сильно ограничивающих свободу планировщика, может навредить в будущем, когда распределение данных изменится.</text:span></text:p>
              <text:p text:style-name="P40"><text:span text:style-name="T13"/></text:p>
            </draw:text-box>
          </draw:frame>
        </presentation:notes>
      </draw:page>
      <draw:page draw:name="page23" draw:style-name="dp1" draw:master-page-name="master_5f_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Итоги</text:span></text:p>
          </draw:text-box>
        </draw:frame>
        <draw:frame presentation:style-name="pr4" draw:text-style-name="P4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1"><text:span text:style-name="T46">Настройка выполняется на разных уровнях системы</text:span></text:p>
              </text:list-item>
              <text:list-item>
                <text:p text:style-name="P21"><text:span text:style-name="T46">Доступен широкий спектр методов влияния</text:span><text:span text:style-name="T46"><text:line-break/></text:span><text:span text:style-name="T46">на план выполнения запросов</text:span></text:p>
              </text:list-item>
              <text:list-item>
                <text:p text:style-name="P21"><text:span text:style-name="T46">Разные типы запросов требуют разных подходов</text:span></text:p>
              </text:list-item>
              <text:list-item>
                <text:p text:style-name="P21"><text:span text:style-name="T46">Ничто не заменит голову и здравый смыс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_5f_" presentation:presentation-page-layout-name="AL1T1">
        <draw:frame presentation:style-name="pr16" draw:text-style-name="P8" draw:layer="layout" svg:width="19.8cm" svg:height="1.741cm" svg:x="1.2cm" svg:y="0.737cm" presentation:class="title" presentation:user-transformed="true">
          <draw:text-box>
            <text:p><text:span text:style-name="T9">Практика</text:span></text:p>
          </draw:text-box>
        </draw:frame>
        <draw:frame presentation:style-name="pr23" draw:text-style-name="P48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47"><text:span text:style-name="T47">Оптимизируйте запрос, выводящий контактную информацию пассажиров, купивших билеты бизнес-класса,</text:span><text:span text:style-name="T47"><text:line-break/></text:span><text:span text:style-name="T47">рейсы которых были задержаны более чем на 5 часов:</text:span><text:span text:style-name="T47"><text:line-break/></text:span><text:span text:style-name="T48"> </text:span><text:span text:style-name="T47"><text:line-break/></text:span><text:span text:style-name="T49">SELECT t.*</text:span><text:span text:style-name="T49"><text:line-break/></text:span><text:span text:style-name="T49">FROM tickets t</text:span><text:span text:style-name="T49"><text:line-break/></text:span><text:span text:style-name="T49"> <text:s/>JOIN ticket_flights tf ON tf.ticket_no = t.ticket_no</text:span><text:span text:style-name="T49"><text:line-break/></text:span><text:span text:style-name="T49"> <text:s/>JOIN flights f ON f.flight_id = tf.flight_id</text:span><text:span text:style-name="T49"><text:line-break/></text:span><text:span text:style-name="T49">WHERE tf.fare_conditions = 'Business'</text:span><text:span text:style-name="T49"><text:line-break/></text:span><text:span text:style-name="T49"> <text:s/>AND f.actual_departure &gt;</text:span><text:span text:style-name="T49"><text:line-break/></text:span><text:span text:style-name="T49"> <text:s text:c="5"/>f.scheduled_departure + interval '5 hour';</text:span></text:p>
              </text:list-item>
              <text:list-item>
                <text:p text:style-name="P47"><text:span text:style-name="T50">Оптимизируйте запрос, вычисляющий среднюю стоимость билетов на перелеты, выполняемые различными типами самолетов.</text:span><text:span text:style-name="T50"><text:line-break/></text:span><text:span text:style-name="T50">Начните с варианта, предложенного в комментарии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4" draw:text-style-name="P49" draw:layer="layout" svg:width="16.799cm" svg:height="13.433cm" svg:x="2.1cm" svg:y="14.107cm" presentation:class="notes" presentation:user-transformed="true">
            <draw:text-box>
              <text:p text:style-name="P19"><text:span text:style-name="T51">2.</text:span></text:p>
              <text:p text:style-name="P19"><text:span text:style-name="T52">﻿</text:span><text:span text:style-name="T52">SELECT a.aircraft_code, (</text:span><text:span text:style-name="T52"><text:line-break/></text:span><text:span text:style-name="T52"> <text:s/>SELECT round(avg(tf.amount))</text:span><text:span text:style-name="T52"><text:line-break/></text:span><text:span text:style-name="T52"> <text:s/>FROM flights f</text:span><text:span text:style-name="T52"><text:line-break/></text:span><text:span text:style-name="T52"> <text:s text:c="3"/>JOIN ticket_flights tf ON tf.flight_id = f.flight_id</text:span><text:span text:style-name="T52"><text:line-break/></text:span><text:span text:style-name="T52"> <text:s/>WHERE f.aircraft_code = a.aircraft_code</text:span><text:span text:style-name="T52"><text:line-break/></text:span><text:span text:style-name="T52">)</text:span><text:span text:style-name="T52"><text:line-break/></text:span><text:span text:style-name="T52">FROM aircrafts a</text:span><text:span text:style-name="T52"><text:line-break/></text:span><text:span text:style-name="T52"/></text:p>
              <text:p text:style-name="P19"><text:span text:style-name="T52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, 'Arial Unicode MS'" style:font-charset="x-symbol"/>
    <style:font-face style:name="OpenSymbol3" svg:font-family="OpenSymbol, 'Arial Unicode MS'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6" svg:font-family="'Liberation Sans'" style:font-adornments="Regular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erif" svg:font-family="'Liberation Serif'" style:font-pitch="variable"/>
    <style:font-face style:name="OpenSymbol" svg:font-family="OpenSymbol, 'Arial Unicode MS'" style:font-pitch="variable"/>
    <style:font-face style:name="Liberation Mono3" svg:font-family="'Liberation Mono'" style:font-family-generic="modern" style:font-pitch="variable"/>
    <style:font-face style:name="Liberation Mono" svg:font-family="'Liberation Mono', 'Courier New'" style:font-family-generic="modern" style:font-pitch="variable"/>
    <style:font-face style:name="Liberation Sans5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e6e6ff" draw:end-color="#f0e6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pty" xlink:href="Pictures/10000000000000080000000804B398AF1D13287F.png" xlink:type="simple" xlink:show="embed" xlink:actuate="onLoad"/>
    <draw:opacity draw:name="Transparency_20_2" draw:display-name="Transparency 2" draw:style="linear" draw:start="100%" draw:end="50%" draw:angle="0" draw:border="25%"/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20_Drawing_20_Style_5f_1" style:display-name="Default Drawing Style_1" style:family="graphic">
      <style:graphic-properties draw:stroke="solid" draw:stroke-dash="Long_20_Dash_20__28_Rounded_29_" svg:stroke-width="0cm" svg:stroke-color="#b2b2b2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shrink-to-fit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1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shrink-to-fit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shrink-to-fit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shrink-to-fit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shrink-to-fit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shrink-to-fit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shrink-to-fit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shrink-to-fit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gr6" style:family="graphic" style:parent-style-name="standard">
      <style:graphic-properties draw:stroke="none" draw:fill="none" draw:fill-color="#ffffff" fo:min-height="1.31cm"/>
    </style:style>
    <style:style style:name="Mgr7" style:family="graphic" style:parent-style-name="standard">
      <style:graphic-properties fo:min-height="14.15cm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template2-outline1">
      <style:graphic-properties fo:min-height="12.18cm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6" style:family="presentation" style:parent-style-name="template21-outline1">
      <style:graphic-properties fo:min-height="12.18cm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8" style:family="presentation" style:parent-style-name="template21-title">
      <style:graphic-properties draw:auto-grow-height="false" fo:min-height="3.507cm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5" style:family="presentation" style:parent-style-name="master-outline1">
      <style:graphic-properties fo:min-height="12.18cm"/>
      <style:paragraph-properties style:writing-mode="lr-tb"/>
    </style:style>
    <style:style style:name="Mpr16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9" style:family="presentation" style:parent-style-name="master_5f_-outline1">
      <style:graphic-properties fo:min-height="12.18cm"/>
      <style:paragraph-properties style:writing-mode="lr-tb"/>
    </style:style>
    <style:style style:name="Mpr20" style:family="presentation" style:parent-style-name="mast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mast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23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26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000033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/>
    </style:style>
    <style:style style:name="MT6" style:family="text">
      <style:text-properties fo:color="#000033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1" style:page-layout-name="PM1" draw:style-name="Mdp1"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text-style-name="MP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10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draw:frame draw:style-name="Mgr4" draw:text-style-name="MP9" draw:layer="backgroundobjects" svg:width="4.87cm" svg:height="2.16cm" svg:x="22.15cm" svg:y="0.28cm">
        <draw:image xlink:href="Pictures/10001A070000819B00003A65B4E95F85BABC18C4.svg" xlink:type="simple" xlink:show="embed" xlink:actuate="onLoad" loext:mime-type="image/svg+xml">
          <text:p/>
        </draw:image>
        <draw:image xlink:href="Pictures/100002010000041E000001DBBD3DD6AA1C9FC508.png" xlink:type="simple" xlink:show="embed" xlink:actuate="onLoad" loext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2" style:page-layout-name="PM1" draw:style-name="Mdp2">
      <draw:frame draw:style-name="Mgr4" draw:text-style-name="MP9" draw:layer="backgroundobjects" svg:width="28cm" svg:height="21.64cm" svg:x="0cm" svg:y="1.235cm">
        <draw:image xlink:href="Pictures/10000000000007D00000060ADFD01664D17F7F3C.jpg" xlink:type="simple" xlink:show="embed" xlink:actuate="onLoad" loext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9.05cm" svg:height="3.82cm" svg:x="1.62cm" svg:y="7.88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3" style:page-layout-name="PM1" draw:style-name="Mdp1"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2" draw:layer="backgroundobjects" svg:width="19.8cm" svg:height="1.56cm" svg:x="1.4cm" svg:y="0.837cm">
        <draw:text-box>
          <text:p/>
        </draw:text-box>
      </draw:frame>
      <draw:frame draw:style-name="Mgr7" draw:text-style-name="MP6" draw:layer="backgroundobjects" svg:width="25.6cm" svg:height="14.4cm" svg:x="1.2cm" svg:y="4.8cm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13" draw:layer="backgroundobjects" svg:width="2.2cm" svg:height="1.19cm" svg:x="24.6cm" svg:y="19.2cm">
        <draw:text-box>
          <text:p text:style-name="MP7"><text:span text:style-name="MT6"><text:page-number>&lt;number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" style:page-layout-name="PM1" draw:style-name="Mdp1">
      <draw:custom-shape presentation:style-name="Mpr14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5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draw:custom-shape presentation:style-name="Mpr18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19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4" draw:text-style-name="MP9" draw:layer="backgroundobjects" svg:width="28cm" svg:height="21.64cm" svg:x="0cm" svg:y="1.235cm">
        <draw:image xlink:href="Pictures/10000000000008A80000067E0718B814CD2AB836.jpg" xlink:type="simple" xlink:show="embed" xlink:actuate="onLoad" loext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8.288cm" svg:height="3.498cm" svg:x="0.856cm" svg:y="5.646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custom-shape presentation:style-name="Mpr22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9" draw:layer="backgroundobjects" svg:width="28cm" svg:height="21.64cm" svg:x="0cm" svg:y="0cm">
        <draw:image xlink:href="Pictures/10000000000008A80000067E0718B814CD2AB836.jpg" xlink:type="simple" xlink:show="embed" xlink:actuate="onLoad" loext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5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9" draw:layer="backgroundobjects" svg:width="6.698cm" svg:height="3.018cm" svg:x="1.43cm" svg:y="5.522cm">
        <draw:image xlink:href="Pictures/10001EB70000819B00003A653728BE2E112D5303.svg" xlink:type="simple" xlink:show="embed" xlink:actuate="onLoad" loext:mime-type="image/svg+xml">
          <text:p/>
        </draw:image>
        <draw:image xlink:href="Pictures/100002010000041E000001DBA002318E9994B0B7.png" xlink:type="simple" xlink:show="embed" xlink:actuate="onLoad" loext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6-01T16:50:20.766729314</meta:creation-date>
    <meta:editing-duration>P48DT17H25M15S</meta:editing-duration>
    <meta:editing-cycles>1330</meta:editing-cycles>
    <meta:generator>LibreOffice/6.4.7.2$MacOSX_X86_64 LibreOffice_project/639b8ac485750d5696d7590a72ef1b496725cfb5</meta:generator>
    <dc:date>2024-12-27T12:05:44.527483321</dc:date>
    <dc:creator>Егориус </dc:creator>
    <meta:document-statistic meta:object-count="218"/>
    <meta:template xlink:type="simple" xlink:actuate="onRequest" xlink:title="master" xlink:href="../../../../tmp/DBA1/master.otp" meta:date="2015-06-01T16:50:20.490561969"/>
  </office:meta>
</office:document-meta>
</file>